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9"/>
        <table:table-column table:style-name="co6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column table:style-name="co4" table:default-cell-style-name="ce6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62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4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2" table:formula="of:=[.K125]" office:value-type="float" office:value="537.667">
            <text:p>538</text:p>
          </table:table-cell>
          <table:table-cell table:style-name="ce2" table:formula="of:=[.L125]" office:value-type="float" office:value="2478.0784">
            <text:p>2,478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4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1" office:value-type="string">
            <text:p>Entropy</text:p>
          </table:table-cell>
          <table:table-cell table:number-columns-repeated="965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7" office:value-type="string">
            <text:p>max.Accuracy.OOB</text:p>
          </table:table-cell>
          <table:table-cell table:style-name="ce7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7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RFEX_cnk04</text:p>
          </table:table-cell>
          <table:table-cell office:value-type="string">
            <text:p>RFE.X.zv.pca.rcv.glmnet.imp</text:p>
          </table:table-cell>
          <table:table-cell/>
          <table:table-cell table:style-name="ce10" office:value-type="string">
            <text:p>Final.RFE.X.zv.pca.rcv.glmnet.imp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39.90734">
            <text:p>239.91</text:p>
          </table:table-cell>
          <table:table-cell office:value-type="float" office:value="1138.9447">
            <text:p>1,138.9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212">
            <text:p>212.0000</text:p>
          </table:table-cell>
          <table:table-cell table:style-name="ce25" table:formula="of:=[.O16]/[.O44]" office:value-type="percentage" office:value="2.68354430379747">
            <text:p>268.35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4">
          <table:table-cell table:number-columns-repeated="3"/>
          <table:table-cell office:value-type="string">
            <text:p>Added RFEX &amp; preProc</text:p>
          </table:table-cell>
          <table:table-cell office:value-type="string">
            <text:p>PC8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PC7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08425">
            <text:p>209.08</text:p>
          </table:table-cell>
          <table:table-cell office:value-type="float" office:value="1036.9025">
            <text:p>1,036.9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53">
            <text:p>253.0000</text:p>
          </table:table-cell>
          <table:table-cell table:style-name="ce25" table:formula="of:=[.O17]/[.O45]" office:value-type="percentage" office:value="0.65374677002584">
            <text:p>65.3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4">
          <table:table-cell table:number-columns-repeated="3"/>
          <table:table-cell office:value-type="string">
            <text:p>Added AllX preProc</text:p>
          </table:table-cell>
          <table:table-cell office:value-type="string">
            <text:p>PC5</text:p>
          </table:table-cell>
          <table:table-cell office:value-type="float" office:value="79.95721">
            <text:p>79.96</text:p>
          </table:table-cell>
          <table:table-cell office:value-type="string">
            <text:p>PC10</text:p>
          </table:table-cell>
          <table:table-cell office:value-type="float" office:value="50.5685756">
            <text:p>50.57</text:p>
          </table:table-cell>
          <table:table-cell/>
          <table:table-cell office:value-type="string">
            <text:p>Yes</text:p>
          </table:table-cell>
          <table:table-cell office:value-type="float" office:value="85.28436">
            <text:p>85.28</text:p>
          </table:table-cell>
          <table:table-cell office:value-type="float" office:value="335.1653">
            <text:p>335.17</text:p>
          </table:table-cell>
          <table:table-cell/>
          <table:table-cell office:value-type="string">
            <text:p>OOBobs errors</text:p>
          </table:table-cell>
          <table:table-cell table:style-name="ce23" table:formula="of:=SUM([.O16:.O17])" office:value-type="float" office:value="465">
            <text:p>465.0000</text:p>
          </table:table-cell>
          <table:table-cell table:style-name="ce25" table:formula="of:=[.O18]/[.O46]" office:value-type="percentage" office:value="0.997854077253219">
            <text:p>99.7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4">
          <table:table-cell table:number-columns-repeated="3"/>
          <table:table-cell table:style-name="Default" office:value-type="string">
            <text:p>Modified opt.prob.threshold computation</text:p>
          </table:table-cell>
          <table:table-cell office:value-type="string">
            <text:p>PC10</text:p>
          </table:table-cell>
          <table:table-cell office:value-type="float" office:value="66.60214">
            <text:p>66.60</text:p>
          </table:table-cell>
          <table:table-cell office:value-type="string">
            <text:p>PC5</text:p>
          </table:table-cell>
          <table:table-cell office:value-type="float" office:value="49.8376492">
            <text:p>49.84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596">
            <text:p>596.0000</text:p>
          </table:table-cell>
          <table:table-cell table:style-name="ce25" table:formula="of:=[.O19]/[.O47]" office:value-type="percentage" office:value="2.58008658008658">
            <text:p>258.0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4">
          <table:table-cell/>
          <table:table-cell table:style-name="ce4" table:formula="of:=[.K$69]/[.B$12]" office:value-type="percentage" office:value="0.995566437962531">
            <text:p>99.56%</text:p>
          </table:table-cell>
          <table:table-cell table:style-name="ce4" table:formula="of:=[.L$69]/[.C$12]" office:value-type="percentage" office:value="1.00956345852496">
            <text:p>100.96%</text:p>
          </table:table-cell>
          <table:table-cell office:value-type="string">
            <text:p>GlbFeatsCategory:Q109244.fctr</text:p>
          </table:table-cell>
          <table:table-cell office:value-type="string">
            <text:p>PC15</text:p>
          </table:table-cell>
          <table:table-cell office:value-type="float" office:value="63.21726">
            <text:p>63.22</text:p>
          </table:table-cell>
          <table:table-cell office:value-type="string">
            <text:p>PC92</text:p>
          </table:table-cell>
          <table:table-cell office:value-type="float" office:value="43.7560091">
            <text:p>4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796">
            <text:p>796.0000</text:p>
          </table:table-cell>
          <table:table-cell table:style-name="ce25" table:formula="of:=[.O20]/[.O48]" office:value-type="percentage" office:value="0.685615848406546">
            <text:p>68.5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PC9</text:p>
          </table:table-cell>
          <table:table-cell office:value-type="float" office:value="55.84978">
            <text:p>55.85</text:p>
          </table:table-cell>
          <table:table-cell office:value-type="string">
            <text:p>PC12</text:p>
          </table:table-cell>
          <table:table-cell office:value-type="float" office:value="43.7290631">
            <text:p>43.73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21]/[.O4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PC26</text:p>
          </table:table-cell>
          <table:table-cell office:value-type="float" office:value="50.50796">
            <text:p>50.51</text:p>
          </table:table-cell>
          <table:table-cell office:value-type="string">
            <text:p>PC3</text:p>
          </table:table-cell>
          <table:table-cell office:value-type="float" office:value="41.9809181">
            <text:p>41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572148">
            <text:p>0.5572</text:p>
          </table:table-cell>
          <table:table-cell table:style-name="ce25" table:formula="of:=[.O22]/[.O5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 table:number-columns-repeated="3"/>
          <table:table-cell office:value-type="string">
            <text:p>Added YOB.Age.dff</text:p>
          </table:table-cell>
          <table:table-cell office:value-type="string">
            <text:p>PC3</text:p>
          </table:table-cell>
          <table:table-cell office:value-type="float" office:value="44.74537">
            <text:p>44.75</text:p>
          </table:table-cell>
          <table:table-cell office:value-type="string">
            <text:p>PC15</text:p>
          </table:table-cell>
          <table:table-cell office:value-type="float" office:value="41.7791632">
            <text:p>41.78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87416">
            <text:p>0.5787</text:p>
          </table:table-cell>
          <table:table-cell table:style-name="ce25" table:formula="of:=[.O23]/[.O5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69]/[.B$12]" office:value-type="percentage" office:value="0.995566437962531">
            <text:p>99.56%</text:p>
          </table:table-cell>
          <table:table-cell table:style-name="ce4" table:formula="of:=[.L$69]/[.C$12]" office:value-type="percentage" office:value="1.00956345852496">
            <text:p>100.96%</text:p>
          </table:table-cell>
          <table:table-cell office:value-type="string">
            <text:p>Clustered on Q*.fctr</text:p>
          </table:table-cell>
          <table:table-cell office:value-type="string">
            <text:p>PC14</text:p>
          </table:table-cell>
          <table:table-cell office:value-type="float" office:value="43.98423">
            <text:p>43.98</text:p>
          </table:table-cell>
          <table:table-cell office:value-type="string">
            <text:p>PC97</text:p>
          </table:table-cell>
          <table:table-cell office:value-type="float" office:value="29.8435851">
            <text:p>29.8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25" table:formula="of:=[.O24]/[.O5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PC57</text:p>
          </table:table-cell>
          <table:table-cell office:value-type="float" office:value="31.05066">
            <text:p>31.05</text:p>
          </table:table-cell>
          <table:table-cell office:value-type="string">
            <text:p>PC31</text:p>
          </table:table-cell>
          <table:table-cell office:value-type="float" office:value="24.4858038">
            <text:p>24.4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25" table:formula="of:=[.O25]/[.O5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69]/[.B$12]" office:value-type="percentage" office:value="0.995566437962531">
            <text:p>99.56%</text:p>
          </table:table-cell>
          <table:table-cell table:style-name="ce4" table:formula="of:=[.L$69]/[.C$12]" office:value-type="percentage" office:value="1.00956345852496">
            <text:p>100.96%</text:p>
          </table:table-cell>
          <table:table-cell office:value-type="string">
            <text:p>Added Q*.fctr</text:p>
          </table:table-cell>
          <table:table-cell office:value-type="string">
            <text:p>PC68</text:p>
          </table:table-cell>
          <table:table-cell office:value-type="float" office:value="26.84775">
            <text:p>26.85</text:p>
          </table:table-cell>
          <table:table-cell office:value-type="string">
            <text:p>PC77</text:p>
          </table:table-cell>
          <table:table-cell office:value-type="float" office:value="22.6058956">
            <text:p>22.61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25" table:formula="of:=[.O26]/[.O5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153]/[.B$12]" office:value-type="percentage" office:value="0.962017399245258">
            <text:p>96.20%</text:p>
          </table:table-cell>
          <table:table-cell table:style-name="ce4" table:formula="of:=[.L$153]/[.C$12]" office:value-type="percentage" office:value="1.00954896745801">
            <text:p>100.95%</text:p>
          </table:table-cell>
          <table:table-cell office:value-type="string">
            <text:p>Added Edn.fctr</text:p>
          </table:table-cell>
          <table:table-cell office:value-type="string">
            <text:p>PC30</text:p>
          </table:table-cell>
          <table:table-cell office:value-type="float" office:value="25.69378">
            <text:p>25.69</text:p>
          </table:table-cell>
          <table:table-cell office:value-type="string">
            <text:p>PC113</text:p>
          </table:table-cell>
          <table:table-cell office:value-type="float" office:value="21.7031007">
            <text:p>21.70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0628">
            <text:p>0.5821</text:p>
          </table:table-cell>
          <table:table-cell table:style-name="ce25" table:formula="of:=[.O27]/[.O5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181]/[.B$12]" office:value-type="percentage" office:value="0.962056068161148">
            <text:p>96.21%</text:p>
          </table:table-cell>
          <table:table-cell table:style-name="ce4" table:formula="of:=[.L$181]/[.C$12]" office:value-type="percentage" office:value="1.00197155586361">
            <text:p>100.20%</text:p>
          </table:table-cell>
          <table:table-cell office:value-type="string">
            <text:p>Added Hhold.Fctr</text:p>
          </table:table-cell>
          <table:table-cell office:value-type="string">
            <text:p>PC88</text:p>
          </table:table-cell>
          <table:table-cell office:value-type="float" office:value="24.77208">
            <text:p>24.77</text:p>
          </table:table-cell>
          <table:table-cell office:value-type="string">
            <text:p>PC4</text:p>
          </table:table-cell>
          <table:table-cell office:value-type="float" office:value="20.2437893">
            <text:p>20.24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8785">
            <text:p>0.6479</text:p>
          </table:table-cell>
          <table:table-cell table:style-name="ce25" table:formula="of:=[.O28]/[.O5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PC128</text:p>
          </table:table-cell>
          <table:table-cell office:value-type="float" office:value="24.244">
            <text:p>24.24</text:p>
          </table:table-cell>
          <table:table-cell office:value-type="string">
            <text:p>PC88</text:p>
          </table:table-cell>
          <table:table-cell office:value-type="float" office:value="20.2241471">
            <text:p>20.22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15834">
            <text:p>0.6316</text:p>
          </table:table-cell>
          <table:table-cell table:style-name="ce25" table:formula="of:=[.O29]/[.O5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PC25</text:p>
          </table:table-cell>
          <table:table-cell office:value-type="float" office:value="23.71905">
            <text:p>23.72</text:p>
          </table:table-cell>
          <table:table-cell office:value-type="string">
            <text:p>PC56</text:p>
          </table:table-cell>
          <table:table-cell office:value-type="float" office:value="20.2158202">
            <text:p>20.22</text:p>
          </table:table-cell>
          <table:table-cell table:number-columns-repeated="6"/>
          <table:table-cell/>
          <table:table-cell table:style-name="ce25" table:formula="of:=[.O30]/[.O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PC19</text:p>
          </table:table-cell>
          <table:table-cell office:value-type="float" office:value="23.41047">
            <text:p>23.41</text:p>
          </table:table-cell>
          <table:table-cell office:value-type="string">
            <text:p>PC38</text:p>
          </table:table-cell>
          <table:table-cell office:value-type="float" office:value="19.8200242">
            <text:p>19.82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497">
            <text:p>0.6497</text:p>
          </table:table-cell>
          <table:table-cell table:style-name="ce25" table:formula="of:=[.O31]/[.O5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PC124</text:p>
          </table:table-cell>
          <table:table-cell office:value-type="float" office:value="22.13194">
            <text:p>22.13</text:p>
          </table:table-cell>
          <table:table-cell office:value-type="string">
            <text:p>PC23</text:p>
          </table:table-cell>
          <table:table-cell office:value-type="float" office:value="19.7235979">
            <text:p>19.72</text:p>
          </table:table-cell>
          <table:table-cell table:number-columns-repeated="6"/>
          <table:table-cell table:style-name="ce19"/>
          <table:table-cell table:style-name="ce25" table:formula="of:=[.O32]/[.O6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PC52</text:p>
          </table:table-cell>
          <table:table-cell office:value-type="float" office:value="21.28227">
            <text:p>21.28</text:p>
          </table:table-cell>
          <table:table-cell office:value-type="string">
            <text:p>PC14</text:p>
          </table:table-cell>
          <table:table-cell office:value-type="float" office:value="17.6735434">
            <text:p>17.67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3]/[.O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PC16</text:p>
          </table:table-cell>
          <table:table-cell office:value-type="float" office:value="20.54784">
            <text:p>20.55</text:p>
          </table:table-cell>
          <table:table-cell office:value-type="string">
            <text:p>PC42</text:p>
          </table:table-cell>
          <table:table-cell office:value-type="float" office:value="17.3445901">
            <text:p>17.34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4]/[.O6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9"/>
          <table:table-cell office:value-type="string">
            <text:p>PC142</text:p>
          </table:table-cell>
          <table:table-cell office:value-type="float" office:value="17.5143">
            <text:p>17.51</text:p>
          </table:table-cell>
          <table:table-cell office:value-type="string">
            <text:p>PC86</text:p>
          </table:table-cell>
          <table:table-cell office:value-type="float" office:value="17.2175203">
            <text:p>17.22</text:p>
          </table:table-cell>
          <table:table-cell/>
          <table:table-cell table:style-name="Default"/>
          <table:table-cell table:number-columns-repeated="4"/>
          <table:table-cell/>
          <table:table-cell table:style-name="ce25" table:formula="of:=[.O35]/[.O6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PC114</text:p>
          </table:table-cell>
          <table:table-cell office:value-type="float" office:value="16.50518">
            <text:p>16.51</text:p>
          </table:table-cell>
          <table:table-cell office:value-type="string">
            <text:p>PC6</text:p>
          </table:table-cell>
          <table:table-cell office:value-type="float" office:value="14.822413">
            <text:p>14.82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36]/[.O6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PC40</text:p>
          </table:table-cell>
          <table:table-cell office:value-type="float" office:value="14.9673">
            <text:p>14.97</text:p>
          </table:table-cell>
          <table:table-cell office:value-type="string">
            <text:p>PC16</text:p>
          </table:table-cell>
          <table:table-cell office:value-type="float" office:value="14.1567136">
            <text:p>14.16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37]/[.O6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4">
          <table:table-cell table:number-columns-repeated="4"/>
          <table:table-cell office:value-type="string">
            <text:p>PC23</text:p>
          </table:table-cell>
          <table:table-cell office:value-type="float" office:value="14.88607">
            <text:p>14.89</text:p>
          </table:table-cell>
          <table:table-cell office:value-type="string">
            <text:p>PC120</text:p>
          </table:table-cell>
          <table:table-cell office:value-type="float" office:value="12.5092251">
            <text:p>12.5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61782">
            <text:p>0.6178</text:p>
          </table:table-cell>
          <table:table-cell table:style-name="ce25" table:formula="of:=[.O38]/[.O66]" office:value-type="percentage" office:value="1.00468338374476">
            <text:p>100.4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4">
          <table:table-cell table:number-columns-repeated="4"/>
          <table:table-cell office:value-type="string">
            <text:p>PC22</text:p>
          </table:table-cell>
          <table:table-cell office:value-type="float" office:value="14.52383">
            <text:p>14.52</text:p>
          </table:table-cell>
          <table:table-cell office:value-type="string">
            <text:p>PC27</text:p>
          </table:table-cell>
          <table:table-cell office:value-type="float" office:value="12.005828">
            <text:p>12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6" office:value-type="float" office:value="1054">
            <text:p>1054</text:p>
          </table:table-cell>
          <table:table-cell table:style-name="ce25" table:formula="of:=[.O39]/[.O67]" office:value-type="percentage" office:value="1.11181434599156">
            <text:p>111.18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4">
          <table:table-cell table:number-columns-repeated="4"/>
          <table:table-cell office:value-type="string">
            <text:p>PC100</text:p>
          </table:table-cell>
          <table:table-cell office:value-type="float" office:value="14.48174">
            <text:p>14.48</text:p>
          </table:table-cell>
          <table:table-cell office:value-type="string">
            <text:p>PC9</text:p>
          </table:table-cell>
          <table:table-cell office:value-type="float" office:value="11.3902546">
            <text:p>11.39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25" table:formula="of:=[.O40]/[.O68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4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 office:value-type="string">
            <text:p>PC138</text:p>
          </table:table-cell>
          <table:table-cell table:style-name="ce13" office:value-type="float" office:value="13.21459">
            <text:p>13.21</text:p>
          </table:table-cell>
          <table:table-cell office:value-type="string">
            <text:p>PC66</text:p>
          </table:table-cell>
          <table:table-cell office:value-type="float" office:value="11.0304029">
            <text:p>11.03</text:p>
          </table:table-cell>
          <table:table-cell/>
          <table:table-cell table:style-name="ce15" office:value-type="string">
            <text:p>Total</text:p>
          </table:table-cell>
          <table:table-cell table:style-name="ce16" table:formula="of:=SUM([.K16:.K40])" office:value-type="float" office:value="534.27595">
            <text:p>534.28</text:p>
          </table:table-cell>
          <table:table-cell table:style-name="ce16" table:formula="of:=SUM([.L16:.L40])" office:value-type="float" office:value="2511.0125">
            <text:p>2,511.01</text:p>
          </table:table-cell>
          <table:table-cell table:number-columns-repeated="987"/>
        </table:table-row>
        <table:table-row table:style-name="ro4">
          <table:table-cell table:number-columns-repeated="3"/>
          <table:table-cell office:value-type="string">
            <text:p>N/A</text:p>
          </table:table-cell>
          <table:table-cell table:style-name="ce6" office:value-type="string">
            <text:p>PC126</text:p>
          </table:table-cell>
          <table:table-cell table:style-name="ce6" office:value-type="float" office:value="12.95801">
            <text:p>12.96</text:p>
          </table:table-cell>
          <table:table-cell office:value-type="string">
            <text:p>PC28</text:p>
          </table:table-cell>
          <table:table-cell office:value-type="float" office:value="10.3260467">
            <text:p>10.33</text:p>
          </table:table-cell>
          <table:table-cell table:number-columns-repeated="2"/>
          <table:table-cell table:style-name="ce17" table:formula="of:=[.K41]/[.K97]" office:value-type="percentage" office:value="0.993693029328562">
            <text:p>99.37%</text:p>
          </table:table-cell>
          <table:table-cell table:style-name="ce17" table:formula="of:=[.L41]/[.L97]" office:value-type="percentage" office:value="1.01329017677568">
            <text:p>101.33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AllX_pproc_cnk02</text:p>
          </table:table-cell>
          <table:table-cell office:value-type="string">
            <text:p>All.X#nzv.spatialSign#rcv#glmnet</text:p>
          </table:table-cell>
          <table:table-cell/>
          <table:table-cell table:style-name="ce10" office:value-type="string">
            <text:p>Final.All.X#nzv.spatialSign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0.27513">
            <text:p>240.28</text:p>
          </table:table-cell>
          <table:table-cell office:value-type="float" office:value="1148.5813">
            <text:p>1,148.5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79">
            <text:p>79.0000</text:p>
          </table:table-cell>
          <table:table-cell table:style-name="ce25" table:formula="of:=[.O44]/[.O72]" office:value-type="percentage" office:value="0.52317880794702">
            <text:p>52.32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4">
          <table:table-cell table:number-columns-repeated="3"/>
          <table:table-cell office:value-type="string">
            <text:p>Added AllX preProc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99921">
            <text:p>210.00</text:p>
          </table:table-cell>
          <table:table-cell office:value-type="float" office:value="1050.2816">
            <text:p>1,050.2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87">
            <text:p>387.0000</text:p>
          </table:table-cell>
          <table:table-cell table:style-name="ce25" table:formula="of:=[.O45]/[.O73]" office:value-type="percentage" office:value="1.20560747663551">
            <text:p>120.5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4">
          <table:table-cell table:number-columns-repeated="3"/>
          <table:table-cell table:style-name="Default"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53.501808">
            <text:p>53.50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/>
          <table:table-cell office:value-type="string">
            <text:p>Yes</text:p>
          </table:table-cell>
          <table:table-cell office:value-type="float" office:value="85.00888">
            <text:p>85.01</text:p>
          </table:table-cell>
          <table:table-cell office:value-type="float" office:value="302.9145">
            <text:p>302.91</text:p>
          </table:table-cell>
          <table:table-cell/>
          <table:table-cell office:value-type="string">
            <text:p>OOBobs errors</text:p>
          </table:table-cell>
          <table:table-cell table:style-name="ce23" table:formula="of:=SUM([.O44:.O45])" office:value-type="float" office:value="466">
            <text:p>466.0000</text:p>
          </table:table-cell>
          <table:table-cell table:style-name="ce25" table:formula="of:=[.O46]/[.O74]" office:value-type="percentage" office:value="0.98728813559322">
            <text:p>98.7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97]/[.B$12]" office:value-type="percentage" office:value="1">
            <text:p>100.00%</text:p>
          </table:table-cell>
          <table:table-cell table:style-name="ce4" table:formula="of:=[.L$97]/[.C$12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31">
            <text:p>231.0000</text:p>
          </table:table-cell>
          <table:table-cell table:style-name="ce25" table:formula="of:=[.O47]/[.O75]" office:value-type="percentage" office:value="0.235474006116208">
            <text:p>23.5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161">
            <text:p>1,161.0000</text:p>
          </table:table-cell>
          <table:table-cell table:style-name="ce25" table:formula="of:=[.O48]/[.O76]" office:value-type="percentage" office:value="2.82481751824818">
            <text:p>282.4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office:value-type="string">
            <text:p>Q113181.fctrYes</text:p>
          </table:table-cell>
          <table:table-cell office:value-type="float" office:value="19.702577">
            <text:p>19.70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49]/[.O7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572148">
            <text:p>0.5572</text:p>
          </table:table-cell>
          <table:table-cell table:style-name="ce25" table:formula="of:=[.O50]/[.O78]" office:value-type="percentage" office:value="0.997131087402339">
            <text:p>99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97]/[.B$12]" office:value-type="percentage" office:value="1">
            <text:p>100.00%</text:p>
          </table:table-cell>
          <table:table-cell table:style-name="ce4" table:formula="of:=[.L$97]/[.C$12]" office:value-type="percentage" office:value="1">
            <text:p>100.00%</text:p>
          </table:table-cell>
          <table:table-cell office:value-type="string">
            <text:p>Clustered on Q*.fctr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87416">
            <text:p>0.5787</text:p>
          </table:table-cell>
          <table:table-cell table:style-name="ce25" table:formula="of:=[.O51]/[.O79]" office:value-type="percentage" office:value="1.00511465333418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25" table:formula="of:=[.O52]/[.O80]" office:value-type="percentage" office:value="1.09090909090909">
            <text:p>109.0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97]/[.B$12]" office:value-type="percentage" office:value="1">
            <text:p>100.00%</text:p>
          </table:table-cell>
          <table:table-cell table:style-name="ce4" table:formula="of:=[.L$97]/[.C$12]" office:value-type="percentage" office:value="1">
            <text:p>100.00%</text:p>
          </table:table-cell>
          <table:table-cell office:value-type="string">
            <text:p>Added Q*.fctr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25" table:formula="of:=[.O53]/[.O8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181]/[.B$12]" office:value-type="percentage" office:value="0.962056068161148">
            <text:p>96.21%</text:p>
          </table:table-cell>
          <table:table-cell table:style-name="ce4" table:formula="of:=[.L$181]/[.C$12]" office:value-type="percentage" office:value="1.00197155586361">
            <text:p>100.20%</text:p>
          </table:table-cell>
          <table:table-cell office:value-type="string">
            <text:p>Added Edn.fctr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25" table:formula="of:=[.O54]/[.O8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09]/[.B$12]" office:value-type="percentage" office:value="0.940771927605748">
            <text:p>94.08%</text:p>
          </table:table-cell>
          <table:table-cell table:style-name="ce4" table:formula="of:=[.L$209]/[.C$12]" office:value-type="percentage" office:value="1.00209366660877">
            <text:p>100.21%</text:p>
          </table:table-cell>
          <table:table-cell office:value-type="string">
            <text:p>Added Hhold.Fctr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0628">
            <text:p>0.5821</text:p>
          </table:table-cell>
          <table:table-cell table:style-name="ce25" table:formula="of:=[.O55]/[.O83]" office:value-type="percentage" office:value="1.00933131905023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8785">
            <text:p>0.6479</text:p>
          </table:table-cell>
          <table:table-cell table:style-name="ce25" table:formula="of:=[.O56]/[.O84]" office:value-type="percentage" office:value="1.00115540784027">
            <text:p>100.1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315834">
            <text:p>0.6316</text:p>
          </table:table-cell>
          <table:table-cell table:style-name="ce25" table:formula="of:=[.O57]/[.O85]" office:value-type="percentage" office:value="0.995658147964113">
            <text:p>99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8"/>
          <table:table-cell/>
          <table:table-cell table:style-name="ce25" table:formula="of:=[.O58]/[.O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float" office:value="0.6497">
            <text:p>0.6497</text:p>
          </table:table-cell>
          <table:table-cell table:style-name="ce25" table:formula="of:=[.O59]/[.O8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8"/>
          <table:table-cell table:style-name="ce19"/>
          <table:table-cell table:style-name="ce25" table:formula="of:=[.O60]/[.O8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61]/[.O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62]/[.O9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63]/[.O9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64]/[.O9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65]/[.O9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1494">
            <text:p>0.6149</text:p>
          </table:table-cell>
          <table:table-cell table:style-name="ce25" table:formula="of:=[.O66]/[.O94]" office:value-type="percentage" office:value="0.986176149849253">
            <text:p>98.62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948">
            <text:p>948</text:p>
          </table:table-cell>
          <table:table-cell table:style-name="ce25" table:formula="of:=[.O67]/[.O95]" office:value-type="percentage" office:value="1.08095781071836">
            <text:p>108.1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25" table:formula="of:=[.O68]/[.O96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35.28322">
            <text:p>535.28</text:p>
          </table:table-cell>
          <table:table-cell table:style-name="ce16" table:formula="of:=SUM([.L44:.L68])" office:value-type="float" office:value="2501.7774">
            <text:p>2,501.7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69]/[.K125]" office:value-type="percentage" office:value="0.995566437962531">
            <text:p>99.56%</text:p>
          </table:table-cell>
          <table:table-cell table:style-name="ce17" table:formula="of:=[.L69]/[.L125]" office:value-type="percentage" office:value="1.00956345852496">
            <text:p>100.96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Age_Q109244_cnk0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51">
            <text:p>151.0000</text:p>
          </table:table-cell>
          <table:table-cell table:style-name="ce25" table:formula="of:=[.O72]/[.O100]" office:value-type="percentage" office:value="0.255499153976311">
            <text:p>25.55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Modified opt.prob.threshold computation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1">
            <text:p>321.0000</text:p>
          </table:table-cell>
          <table:table-cell table:style-name="ce25" table:formula="of:=[.O73]/[.O1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25]/[.B$12]" office:value-type="percentage" office:value="1">
            <text:p>100.00%</text:p>
          </table:table-cell>
          <table:table-cell table:style-name="ce4" table:formula="of:=[.L$125]/[.C$12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23" table:formula="of:=SUM([.O72:.O73])" office:value-type="float" office:value="472">
            <text:p>472.0000</text:p>
          </table:table-cell>
          <table:table-cell table:style-name="ce25" table:formula="of:=[.O74]/[.O102]" office:value-type="percentage" office:value="0.798646362098139">
            <text:p>79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981">
            <text:p>981.0000</text:p>
          </table:table-cell>
          <table:table-cell table:style-name="ce25" table:formula="of:=[.O75]/[.O103]" office:value-type="percentage" office:value="0.704741379310345">
            <text:p>70.4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411">
            <text:p>411.0000</text:p>
          </table:table-cell>
          <table:table-cell table:style-name="ce25" table:formula="of:=[.O76]/[.O10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77]/[.O10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125]/[.B$12]" office:value-type="percentage" office:value="1">
            <text:p>100.00%</text:p>
          </table:table-cell>
          <table:table-cell table:style-name="ce4" table:formula="of:=[.L$125]/[.C$12]" office:value-type="percentage" office:value="1">
            <text:p>100.00%</text:p>
          </table:table-cell>
          <table:table-cell office:value-type="string">
            <text:p>Clustered on Q*.fctr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25" table:formula="of:=[.O78]/[.O10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25" table:formula="of:=[.O79]/[.O10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125]/[.B$12]" office:value-type="percentage" office:value="1">
            <text:p>100.00%</text:p>
          </table:table-cell>
          <table:table-cell table:style-name="ce4" table:formula="of:=[.L$125]/[.C$12]" office:value-type="percentage" office:value="1">
            <text:p>100.00%</text:p>
          </table:table-cell>
          <table:table-cell office:value-type="string">
            <text:p>Added Q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25" table:formula="of:=[.O80]/[.O108]" office:value-type="percentage" office:value="11">
            <text:p>1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09]/[.B$12]" office:value-type="percentage" office:value="0.940771927605748">
            <text:p>94.08%</text:p>
          </table:table-cell>
          <table:table-cell table:style-name="ce4" table:formula="of:=[.L$209]/[.C$12]" office:value-type="percentage" office:value="1.00209366660877">
            <text:p>100.21%</text:p>
          </table:table-cell>
          <table:table-cell office:value-type="string">
            <text:p>Added Edn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25" table:formula="of:=[.O81]/[.O109]" office:value-type="percentage" office:value="1.25">
            <text:p>125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37]/[.B$12]" office:value-type="percentage" office:value="0.944631493098888">
            <text:p>94.46%</text:p>
          </table:table-cell>
          <table:table-cell table:style-name="ce4" table:formula="of:=[.L$237]/[.C$12]" office:value-type="percentage" office:value="1.01441023819101">
            <text:p>101.44%</text:p>
          </table:table-cell>
          <table:table-cell office:value-type="string">
            <text:p>Added 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25" table:formula="of:=[.O82]/[.O110]" office:value-type="percentage" office:value="1.25">
            <text:p>125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66816">
            <text:p>0.5767</text:p>
          </table:table-cell>
          <table:table-cell table:style-name="ce25" table:formula="of:=[.O83]/[.O111]" office:value-type="percentage" office:value="1.22709909370085">
            <text:p>122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25" table:formula="of:=[.O84]/[.O11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25" table:formula="of:=[.O85]/[.O11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25" table:formula="of:=[.O86]/[.O11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497">
            <text:p>0.6497</text:p>
          </table:table-cell>
          <table:table-cell table:style-name="ce25" table:formula="of:=[.O87]/[.O11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19"/>
          <table:table-cell table:style-name="ce25" table:formula="of:=[.O88]/[.O11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89]/[.O1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90]/[.O11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91]/[.O11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92]/[.O12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93]/[.O12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2356">
            <text:p>0.6236</text:p>
          </table:table-cell>
          <table:table-cell table:style-name="ce25" table:formula="of:=[.O94]/[.O122]" office:value-type="percentage" office:value="1.35200884629561">
            <text:p>135.2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877">
            <text:p>877</text:p>
          </table:table-cell>
          <table:table-cell table:style-name="ce25" table:formula="of:=[.O95]/[.O123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25" table:formula="of:=[.O96]/[.O124]" office:value-type="percentage" office:value="1.074251455742">
            <text:p>107.43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2:.K96])" office:value-type="float" office:value="537.667">
            <text:p>537.67</text:p>
          </table:table-cell>
          <table:table-cell table:style-name="ce16" table:formula="of:=SUM([.L72:.L96])" office:value-type="float" office:value="2478.0784">
            <text:p>2,478.0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97]/[.K153]" office:value-type="percentage" office:value="1.03948223887067">
            <text:p>103.95%</text:p>
          </table:table-cell>
          <table:table-cell table:style-name="ce17" table:formula="of:=[.L97]/[.L153]" office:value-type="percentage" office:value="0.990541352855766">
            <text:p>99.05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Age_Q109244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100]/[.O128]" office:value-type="percentage" office:value="1.26552462526767">
            <text:p>126.55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GlbFeatsCategory:Q109244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101]/[.O129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23" table:formula="of:=SUM([.O100:.O101])" office:value-type="float" office:value="591">
            <text:p>591.0000</text:p>
          </table:table-cell>
          <table:table-cell table:style-name="ce25" table:formula="of:=[.O102]/[.O130]" office:value-type="percentage" office:value="1.18436873747495">
            <text:p>118.4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103]/[.O131]" office:value-type="percentage" office:value="1.17171717171717">
            <text:p>117.1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104]/[.O132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153]/[.B$12]" office:value-type="percentage" office:value="0.962017399245258">
            <text:p>96.20%</text:p>
          </table:table-cell>
          <table:table-cell table:style-name="ce4" table:formula="of:=[.L$153]/[.C$12]" office:value-type="percentage" office:value="1.00954896745801">
            <text:p>100.95%</text:p>
          </table:table-cell>
          <table:table-cell office:value-type="string">
            <text:p>Clustered on Q*.fctr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105]/[.O13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25" table:formula="of:=[.O106]/[.O134]" office:value-type="percentage" office:value="0.898500526814987">
            <text:p>89.8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153]/[.B$12]" office:value-type="percentage" office:value="0.962017399245258">
            <text:p>96.20%</text:p>
          </table:table-cell>
          <table:table-cell table:style-name="ce4" table:formula="of:=[.L$153]/[.C$12]" office:value-type="percentage" office:value="1.00954896745801">
            <text:p>100.95%</text:p>
          </table:table-cell>
          <table:table-cell office:value-type="string">
            <text:p>Added Q*.fctr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25" table:formula="of:=[.O107]/[.O135]" office:value-type="percentage" office:value="1.80935540940129">
            <text:p>180.9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37]/[.B$12]" office:value-type="percentage" office:value="0.944631493098888">
            <text:p>94.46%</text:p>
          </table:table-cell>
          <table:table-cell table:style-name="ce4" table:formula="of:=[.L$237]/[.C$12]" office:value-type="percentage" office:value="1.01441023819101">
            <text:p>101.44%</text:p>
          </table:table-cell>
          <table:table-cell office:value-type="string">
            <text:p>Added Edn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05">
            <text:p>0.0500</text:p>
          </table:table-cell>
          <table:table-cell table:style-name="ce25" table:formula="of:=[.O108]/[.O136]" office:value-type="percentage" office:value="0.0714285714285714">
            <text:p>7.1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65]/[.B$12]" office:value-type="percentage" office:value="1.02406049097304">
            <text:p>102.41%</text:p>
          </table:table-cell>
          <table:table-cell table:style-name="ce4" table:formula="of:=[.L$265]/[.C$12]" office:value-type="percentage" office:value="1.07743478979519">
            <text:p>107.74%</text:p>
          </table:table-cell>
          <table:table-cell office:value-type="string">
            <text:p>Added Hhold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25" table:formula="of:=[.O109]/[.O137]" office:value-type="percentage" office:value="0.666666666666667">
            <text:p>6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25" table:formula="of:=[.O110]/[.O138]" office:value-type="percentage" office:value="0.666666666666667">
            <text:p>6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5" table:formula="of:=[.O111]/[.O139]" office:value-type="percentage" office:value="0.847584235811034">
            <text:p>84.7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25" table:formula="of:=[.O112]/[.O140]" office:value-type="percentage" office:value="1.03590585182913">
            <text:p>103.5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25" table:formula="of:=[.O113]/[.O141]" office:value-type="percentage" office:value="1.00189089181483">
            <text:p>100.1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25" table:formula="of:=[.O114]/[.O14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497">
            <text:p>0.6497</text:p>
          </table:table-cell>
          <table:table-cell table:style-name="ce25" table:formula="of:=[.O115]/[.O143]" office:value-type="percentage" office:value="0.975818564133373">
            <text:p>97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19"/>
          <table:table-cell table:style-name="ce25" table:formula="of:=[.O116]/[.O14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17]/[.O1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18]/[.O14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119]/[.O14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120]/[.O14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121]/[.O14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122]/[.O150]" office:value-type="percentage" office:value="0.81472910667915">
            <text:p>81.4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string">
            <text:p>N/A</text:p>
          </table:table-cell>
          <table:table-cell table:style-name="ce25" table:formula="of:=[.O123]/[.O151]" office:value-type="percentage" office:value="0">
            <text:p>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25" table:formula="of:=[.O124]/[.O152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0:.K124])" office:value-type="float" office:value="537.667">
            <text:p>537.67</text:p>
          </table:table-cell>
          <table:table-cell table:style-name="ce16" table:formula="of:=SUM([.L100:.L124])" office:value-type="float" office:value="2478.0784">
            <text:p>2,478.0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25]/[.K181]" office:value-type="percentage" office:value="1.03944045788452">
            <text:p>103.94%</text:p>
          </table:table-cell>
          <table:table-cell table:style-name="ce17" table:formula="of:=[.L125]/[.L181]" office:value-type="percentage" office:value="0.998032323520493">
            <text:p>99.80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YOB_Ag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477">
            <text:p>4.29</text:p>
          </table:table-cell>
          <table:table-cell office:value-type="float" office:value="28.8518">
            <text:p>28.8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25" table:formula="of:=[.O128]/[.O156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5356">
            <text:p>14.11</text:p>
          </table:table-cell>
          <table:table-cell office:value-type="float" office:value="71.4698">
            <text:p>71.4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129]/[.O15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81]/[.B$12]" office:value-type="percentage" office:value="0.962056068161148">
            <text:p>96.21%</text:p>
          </table:table-cell>
          <table:table-cell table:style-name="ce4" table:formula="of:=[.L$181]/[.C$12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Hhold.fctrPKn</text:p>
          </table:table-cell>
          <table:table-cell office:value-type="float" office:value="41.550592">
            <text:p>41.55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/>
          <table:table-cell office:value-type="string">
            <text:p>N</text:p>
          </table:table-cell>
          <table:table-cell office:value-type="float" office:value="38.829137">
            <text:p>38.83</text:p>
          </table:table-cell>
          <table:table-cell office:value-type="float" office:value="209.17187">
            <text:p>209.17</text:p>
          </table:table-cell>
          <table:table-cell/>
          <table:table-cell office:value-type="string">
            <text:p>OOBobs errors</text:p>
          </table:table-cell>
          <table:table-cell table:style-name="ce23" table:formula="of:=SUM([.O128:.O129])" office:value-type="float" office:value="499">
            <text:p>499.0000</text:p>
          </table:table-cell>
          <table:table-cell table:style-name="ce25" table:formula="of:=[.O130]/[.O15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9244.fctrNo</text:p>
          </table:table-cell>
          <table:table-cell office:value-type="float" office:value="39.834578">
            <text:p>39.83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/>
          <table:table-cell office:value-type="string">
            <text:p>SKn</text:p>
          </table:table-cell>
          <table:table-cell office:value-type="float" office:value="238.706608">
            <text:p>238.71</text:p>
          </table:table-cell>
          <table:table-cell office:value-type="float" office:value="1101.62745">
            <text:p>1,101.63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88">
            <text:p>1,188.0000</text:p>
          </table:table-cell>
          <table:table-cell table:style-name="ce25" table:formula="of:=[.O131]/[.O159]" office:value-type="percentage" office:value="0.998319327731092">
            <text:p>99.8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81]/[.B$12]" office:value-type="percentage" office:value="0.962056068161148">
            <text:p>96.21%</text:p>
          </table:table-cell>
          <table:table-cell table:style-name="ce4" table:formula="of:=[.L$181]/[.C$12]" office:value-type="percentage" office:value="1.00197155586361">
            <text:p>100.20%</text:p>
          </table:table-cell>
          <table:table-cell office:value-type="string">
            <text:p>Added Q*.fctr</text:p>
          </table:table-cell>
          <table:table-cell office:value-type="string">
            <text:p>Q115611.fctrYes</text:p>
          </table:table-cell>
          <table:table-cell office:value-type="float" office:value="38.992612">
            <text:p>38.99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/>
          <table:table-cell office:value-type="string">
            <text:p>SKy</text:p>
          </table:table-cell>
          <table:table-cell office:value-type="float" office:value="24.550566">
            <text:p>24.55</text:p>
          </table:table-cell>
          <table:table-cell office:value-type="float" office:value="87.64803">
            <text:p>87.6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4">
            <text:p>204.0000</text:p>
          </table:table-cell>
          <table:table-cell table:style-name="ce25" table:formula="of:=[.O132]/[.O160]" office:value-type="percentage" office:value="1.00990099009901">
            <text:p>100.9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65]/[.B$12]" office:value-type="percentage" office:value="1.02406049097304">
            <text:p>102.41%</text:p>
          </table:table-cell>
          <table:table-cell table:style-name="ce4" table:formula="of:=[.L$265]/[.C$12]" office:value-type="percentage" office:value="1.07743478979519">
            <text:p>107.74%</text:p>
          </table:table-cell>
          <table:table-cell office:value-type="string">
            <text:p>Added Edn.fctr</text:p>
          </table:table-cell>
          <table:table-cell office:value-type="string">
            <text:p>Q98197.fctrNo</text:p>
          </table:table-cell>
          <table:table-cell office:value-type="float" office:value="20.61959">
            <text:p>20.62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/>
          <table:table-cell office:value-type="string">
            <text:p>MKn</text:p>
          </table:table-cell>
          <table:table-cell office:value-type="float" office:value="62.217797">
            <text:p>62.22</text:p>
          </table:table-cell>
          <table:table-cell office:value-type="float" office:value="291.62067">
            <text:p>291.6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33]/[.O1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93]/[.B$12]" office:value-type="percentage" office:value="1.02295373158479">
            <text:p>102.30%</text:p>
          </table:table-cell>
          <table:table-cell table:style-name="ce4" table:formula="of:=[.L$293]/[.C$12]" office:value-type="percentage" office:value="1.09252080563714">
            <text:p>109.25%</text:p>
          </table:table-cell>
          <table:table-cell office:value-type="string">
            <text:p>Added Hhold.Fctr</text:p>
          </table:table-cell>
          <table:table-cell office:value-type="string">
            <text:p>Q98869.fctrNo</text:p>
          </table:table-cell>
          <table:table-cell office:value-type="float" office:value="20.336592">
            <text:p>20.34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/>
          <table:table-cell office:value-type="string">
            <text:p>MKy</text:p>
          </table:table-cell>
          <table:table-cell office:value-type="float" office:value="134.548068">
            <text:p>134.55</text:p>
          </table:table-cell>
          <table:table-cell office:value-type="float" office:value="711.35187">
            <text:p>711.35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19451">
            <text:p>0.6219</text:p>
          </table:table-cell>
          <table:table-cell table:style-name="ce25" table:formula="of:=[.O134]/[.O162]" office:value-type="percentage" office:value="0.997126515100746">
            <text:p>99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6881.fctrRight</text:p>
          </table:table-cell>
          <table:table-cell office:value-type="float" office:value="10.35183">
            <text:p>10.35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233">
            <text:p>0.3182</text:p>
          </table:table-cell>
          <table:table-cell table:style-name="ce25" table:formula="of:=[.O135]/[.O163]" office:value-type="percentage" office:value="0.999200910553789">
            <text:p>99.9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10.027835">
            <text:p>10.03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36]/[.O16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37]/[.O16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38]/[.O16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25" table:formula="of:=[.O139]/[.O16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247004">
            <text:p>0.6247</text:p>
          </table:table-cell>
          <table:table-cell table:style-name="ce25" table:formula="of:=[.O140]/[.O168]" office:value-type="percentage" office:value="1.00000048023043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331404">
            <text:p>0.6331</text:p>
          </table:table-cell>
          <table:table-cell table:style-name="ce25" table:formula="of:=[.O141]/[.O169]" office:value-type="percentage" office:value="0.999432359905288">
            <text:p>99.9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142]/[.O17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143]/[.O17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144]/[.O17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45]/[.O1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46]/[.O17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147]/[.O17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148]/[.O176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149]/[.O177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25" table:formula="of:=[.O150]/[.O178]" office:value-type="percentage" office:value="0.975243772180684">
            <text:p>97.52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1148">
            <text:p>1148</text:p>
          </table:table-cell>
          <table:table-cell table:style-name="ce25" table:formula="of:=[.O151]/[.O179]" office:value-type="percentage" office:value="1.54301075268817">
            <text:p>154.3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25" table:formula="of:=[.O152]/[.O180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28:.K152])" office:value-type="float" office:value="517.245009">
            <text:p>517.25</text:p>
          </table:table-cell>
          <table:table-cell table:style-name="ce16" table:formula="of:=SUM([.L128:.L152])" office:value-type="float" office:value="2501.74149">
            <text:p>2,501.7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53]/[.K209]" office:value-type="percentage" office:value="1.02258302040706">
            <text:p>102.26%</text:p>
          </table:table-cell>
          <table:table-cell table:style-name="ce17" table:formula="of:=[.L153]/[.L209]" office:value-type="percentage" office:value="1.00743972454638">
            <text:p>100.74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25" table:formula="of:=[.O156]/[.O184]" office:value-type="percentage" office:value="1.01301518438178">
            <text:p>101.30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157]/[.O185]" office:value-type="percentage" office:value="0.864864864864865">
            <text:p>86.4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23" table:formula="of:=SUM([.O156:.O157])" office:value-type="float" office:value="499">
            <text:p>499.0000</text:p>
          </table:table-cell>
          <table:table-cell table:style-name="ce25" table:formula="of:=[.O158]/[.O186]" office:value-type="percentage" office:value="1.00200803212851">
            <text:p>100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09]/[.B$12]" office:value-type="percentage" office:value="0.940771927605748">
            <text:p>94.08%</text:p>
          </table:table-cell>
          <table:table-cell table:style-name="ce4" table:formula="of:=[.L$209]/[.C$12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159]/[.O18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93]/[.B$12]" office:value-type="percentage" office:value="1.02295373158479">
            <text:p>102.30%</text:p>
          </table:table-cell>
          <table:table-cell table:style-name="ce4" table:formula="of:=[.L$293]/[.C$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160]/[.O18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321]/[.B$12]" office:value-type="percentage" office:value="1.03023012384989">
            <text:p>103.02%</text:p>
          </table:table-cell>
          <table:table-cell table:style-name="ce4" table:formula="of:=[.L$321]/[.C$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61]/[.O1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25" table:formula="of:=[.O162]/[.O190]" office:value-type="percentage" office:value="0.996222344388923">
            <text:p>99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25" table:formula="of:=[.O163]/[.O191]" office:value-type="percentage" office:value="1.00869219586816">
            <text:p>100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64]/[.O19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65]/[.O19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66]/[.O19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25" table:formula="of:=[.O167]/[.O195]" office:value-type="percentage" office:value="0.99839238572803">
            <text:p>99.8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25" table:formula="of:=[.O168]/[.O196]" office:value-type="percentage" office:value="0.9987981487942">
            <text:p>99.8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25" table:formula="of:=[.O169]/[.O197]" office:value-type="percentage" office:value="0.998584799632029">
            <text:p>99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25" table:formula="of:=[.O170]/[.O19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171]/[.O199]" office:value-type="percentage" office:value="0.970695436652573">
            <text:p>97.0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172]/[.O20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73]/[.O2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74]/[.O20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175]/[.O20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176]/[.O20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77]/[.O20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178]/[.O20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79]/[.O207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4"/>
          <table:table-cell/>
          <table:table-cell table:number-columns-repeated="2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56:.K180])" office:value-type="float" office:value="517.2658">
            <text:p>517.27</text:p>
          </table:table-cell>
          <table:table-cell table:style-name="ce16" table:formula="of:=SUM([.L156:.L180])" office:value-type="float" office:value="2482.96407">
            <text:p>2,482.96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81]/[.K237]" office:value-type="percentage" office:value="1.01844589682808">
            <text:p>101.84%</text:p>
          </table:table-cell>
          <table:table-cell table:style-name="ce17" table:formula="of:=[.L181]/[.L237]" office:value-type="percentage" office:value="0.987738015785817">
            <text:p>98.77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25" table:formula="of:=[.O184]/[.O212]" office:value-type="percentage" office:value="0.989270386266094">
            <text:p>98.93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09]/[.B$12]" office:value-type="percentage" office:value="0.940771927605748">
            <text:p>94.08%</text:p>
          </table:table-cell>
          <table:table-cell table:style-name="ce4" table:formula="of:=[.L$209]/[.C$12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25" table:formula="of:=[.O185]/[.O213]" office:value-type="percentage" office:value="1.15625">
            <text:p>115.6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93]/[.B$12]" office:value-type="percentage" office:value="1.02295373158479">
            <text:p>102.30%</text:p>
          </table:table-cell>
          <table:table-cell table:style-name="ce4" table:formula="of:=[.L$293]/[.C$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23" table:formula="of:=SUM([.O184:.O185])" office:value-type="float" office:value="498">
            <text:p>498.0000</text:p>
          </table:table-cell>
          <table:table-cell table:style-name="ce25" table:formula="of:=[.O186]/[.O21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321]/[.B$12]" office:value-type="percentage" office:value="1.03023012384989">
            <text:p>103.02%</text:p>
          </table:table-cell>
          <table:table-cell table:style-name="ce4" table:formula="of:=[.L$321]/[.C$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187]/[.O215]" office:value-type="percentage" office:value="0.999160369437448">
            <text:p>99.9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188]/[.O216]" office:value-type="percentage" office:value="1.00497512437811">
            <text:p>100.5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89]/[.O2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190]/[.O21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25" table:formula="of:=[.O191]/[.O219]" office:value-type="percentage" office:value="0.990631228839789">
            <text:p>99.0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92]/[.O22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93]/[.O22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94]/[.O22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195]/[.O22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25" table:formula="of:=[.O196]/[.O224]" office:value-type="percentage" office:value="1.0057865728482">
            <text:p>100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25" table:formula="of:=[.O197]/[.O225]" office:value-type="percentage" office:value="1.00856343916238">
            <text:p>100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25" table:formula="of:=[.O198]/[.O22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float" office:value="0.6859">
            <text:p>0.6859</text:p>
          </table:table-cell>
          <table:table-cell table:style-name="ce25" table:formula="of:=[.O199]/[.O22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19"/>
          <table:table-cell table:style-name="ce25" table:formula="of:=[.O200]/[.O22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01]/[.O22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02]/[.O23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203]/[.O23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204]/[.O232]" office:value-type="percentage" office:value="1.00512656199936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205]/[.O233]" office:value-type="percentage" office:value="1.07514450867052">
            <text:p>107.51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206]/[.O234]" office:value-type="percentage" office:value="1.02798144015868">
            <text:p>102.8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207]/[.O235]" office:value-type="percentage" office:value="1.07514450867052">
            <text:p>107.51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84:.K208])" office:value-type="float" office:value="505.82202">
            <text:p>505.82</text:p>
          </table:table-cell>
          <table:table-cell table:style-name="ce16" table:formula="of:=SUM([.L184:.L208])" office:value-type="float" office:value="2483.26667">
            <text:p>2,483.2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209]/[.K265]" office:value-type="percentage" office:value="0.918668316860706">
            <text:p>91.87%</text:p>
          </table:table-cell>
          <table:table-cell table:style-name="ce17" table:formula="of:=[.L209]/[.L265]" office:value-type="percentage" office:value="0.930073611971691">
            <text:p>93.01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25" table:formula="of:=[.O212]/[.O240]" office:value-type="percentage" office:value="0.792517006802721">
            <text:p>79.2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37]/[.B12]" office:value-type="percentage" office:value="0.944631493098888">
            <text:p>94.46%</text:p>
          </table:table-cell>
          <table:table-cell table:style-name="ce4" table:formula="of:=[.L237]/[.C12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213]/[.O241]" office:value-type="percentage" office:value="16">
            <text:p>16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23" table:formula="of:=SUM([.O212:.O213])" office:value-type="float" office:value="498">
            <text:p>498.0000</text:p>
          </table:table-cell>
          <table:table-cell table:style-name="ce25" table:formula="of:=[.O214]/[.O242]" office:value-type="percentage" office:value="0.844067796610169">
            <text:p>84.4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25" table:formula="of:=[.O215]/[.O243]" office:value-type="percentage" office:value="0.888143176733781">
            <text:p>88.8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25" table:formula="of:=[.O216]/[.O244]" office:value-type="percentage" office:value="3.94117647058824">
            <text:p>394.1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217]/[.O2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218]/[.O246]" office:value-type="percentage" office:value="1.15716364676733">
            <text:p>115.7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25" table:formula="of:=[.O219]/[.O247]" office:value-type="percentage" office:value="0.736809777800587">
            <text:p>73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20]/[.O24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221]/[.O24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222]/[.O250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223]/[.O251]" office:value-type="percentage" office:value="1.17358477966537">
            <text:p>117.3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25" table:formula="of:=[.O224]/[.O252]" office:value-type="percentage" office:value="1.10096785850042">
            <text:p>110.1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25" table:formula="of:=[.O225]/[.O253]" office:value-type="percentage" office:value="1.09929246334083">
            <text:p>109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25" table:formula="of:=[.O226]/[.O25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27]/[.O25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19"/>
          <table:table-cell table:style-name="ce25" table:formula="of:=[.O228]/[.O25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29]/[.O25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30]/[.O2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231]/[.O25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25" table:formula="of:=[.O232]/[.O260]" office:value-type="percentage" office:value="1.20677951538065">
            <text:p>120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233]/[.O261]" office:value-type="percentage" office:value="0.991404011461318">
            <text:p>99.14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25" table:formula="of:=[.O234]/[.O262]" office:value-type="percentage" office:value="1.18374876836964">
            <text:p>118.3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235]/[.O263]" office:value-type="percentage" office:value="0.991404011461318">
            <text:p>99.14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12:.K236])" office:value-type="float" office:value="507.897181">
            <text:p>507.90</text:p>
          </table:table-cell>
          <table:table-cell table:style-name="ce16" table:formula="of:=SUM([.L212:.L236])" office:value-type="float" office:value="2513.7881">
            <text:p>2,513.79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237]/[.K293]" office:value-type="percentage" office:value="0.923435209171617">
            <text:p>92.34%</text:p>
          </table:table-cell>
          <table:table-cell table:style-name="ce17" table:formula="of:=[.L237]/[.L293]" office:value-type="percentage" office:value="0.928504274661774">
            <text:p>92.85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25" table:formula="of:=[.O240]/[.O268]" office:value-type="percentage" office:value="0.993243243243243">
            <text:p>99.32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65]/[.B12]" office:value-type="percentage" office:value="1.02406049097304">
            <text:p>102.41%</text:p>
          </table:table-cell>
          <table:table-cell table:style-name="ce4" table:formula="of:=[.L265]/[.C12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25" table:formula="of:=[.O241]/[.O26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23" table:formula="of:=SUM([.O240:.O241])" office:value-type="float" office:value="590">
            <text:p>590.0000</text:p>
          </table:table-cell>
          <table:table-cell table:style-name="ce25" table:formula="of:=[.O242]/[.O270]" office:value-type="percentage" office:value="0.996621621621622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25" table:formula="of:=[.O243]/[.O271]" office:value-type="percentage" office:value="0.963362068965517">
            <text:p>96.3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25" table:formula="of:=[.O244]/[.O27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245]/[.O2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25" table:formula="of:=[.O246]/[.O274]" office:value-type="percentage" office:value="1.0187045781463">
            <text:p>101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25" table:formula="of:=[.O247]/[.O275]" office:value-type="percentage" office:value="0.977683992697993">
            <text:p>97.7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48]/[.O276]" office:value-type="percentage" office:value="0.777777777777778">
            <text:p>77.7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249]/[.O277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50]/[.O27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25" table:formula="of:=[.O251]/[.O279]" office:value-type="percentage" office:value="1.00378784825528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25" table:formula="of:=[.O252]/[.O280]" office:value-type="percentage" office:value="1.00319737645333">
            <text:p>100.3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25" table:formula="of:=[.O253]/[.O281]" office:value-type="percentage" office:value="1.02300908466945">
            <text:p>102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25" table:formula="of:=[.O254]/[.O28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55]/[.O28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19"/>
          <table:table-cell table:style-name="ce25" table:formula="of:=[.O256]/[.O28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57]/[.O28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58]/[.O2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25" table:formula="of:=[.O259]/[.O28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25" table:formula="of:=[.O260]/[.O288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261]/[.O2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25" table:formula="of:=[.O262]/[.O290]" office:value-type="percentage" office:value="1.03425771340604">
            <text:p>103.4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263]/[.O291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15" office:value-type="string">
            <text:p>Total</text:p>
          </table:table-cell>
          <table:table-cell table:style-name="ce16" table:formula="of:=SUM([.K240:.K264])" office:value-type="float" office:value="550.603532">
            <text:p>550.60</text:p>
          </table:table-cell>
          <table:table-cell table:style-name="ce16" table:formula="of:=SUM([.L240:.L264])" office:value-type="float" office:value="2669.96788">
            <text:p>2,669.9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17" table:formula="of:=[.K265]/[.K321]" office:value-type="percentage" office:value="0.994011403147678">
            <text:p>99.40%</text:p>
          </table:table-cell>
          <table:table-cell table:style-name="ce17" table:formula="of:=[.L265]/[.L321]" office:value-type="percentage" office:value="0.980771951306812">
            <text:p>98.08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25" table:formula="of:=[.O268]/[.O296]" office:value-type="percentage" office:value="0.996632996632997">
            <text:p>99.6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93]/[.B12]" office:value-type="percentage" office:value="1.02295373158479">
            <text:p>102.30%</text:p>
          </table:table-cell>
          <table:table-cell table:style-name="ce4" table:formula="of:=[.L293]/[.C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69]/[.O29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24" table:formula="of:=SUM([.O268:.O269])" office:value-type="float" office:value="592">
            <text:p>592.0000</text:p>
          </table:table-cell>
          <table:table-cell table:style-name="ce25" table:formula="of:=[.O270]/[.O298]" office:value-type="percentage" office:value="0.996632996632997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71]/[.O299]" office:value-type="percentage" office:value="1.01310043668122">
            <text:p>101.3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72]/[.O300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273]/[.O3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25" table:formula="of:=[.O274]/[.O302]" office:value-type="percentage" office:value="1.0276244248378">
            <text:p>102.7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25" table:formula="of:=[.O275]/[.O303]" office:value-type="percentage" office:value="1.0016809625837">
            <text:p>100.1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25" table:formula="of:=[.O276]/[.O304]" office:value-type="percentage" office:value="1.28571428571429">
            <text:p>128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277]/[.O305]" office:value-type="percentage" office:value="1.16666666666667">
            <text:p>11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78]/[.O30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25" table:formula="of:=[.O279]/[.O307]" office:value-type="percentage" office:value="1.0038022506036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25" table:formula="of:=[.O280]/[.O308]" office:value-type="percentage" office:value="1.00886057032765">
            <text:p>100.8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25" table:formula="of:=[.O281]/[.O309]" office:value-type="percentage" office:value="0.996588279167425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25" table:formula="of:=[.O282]/[.O31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83]/[.O31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84]/[.O31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85]/[.O31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86]/[.O31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87]/[.O31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88]/[.O31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289]/[.O3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90]/[.O318]" office:value-type="percentage" office:value="0.990741536346451">
            <text:p>99.0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5" table:formula="of:=[.O291]/[.O319]" office:value-type="percentage" office:value="0">
            <text:p>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68:.K292])" office:value-type="float" office:value="550.008464">
            <text:p>550.01</text:p>
          </table:table-cell>
          <table:table-cell table:style-name="ce16" table:formula="of:=SUM([.L268:.L292])" office:value-type="float" office:value="2707.35221">
            <text:p>2,707.35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5" table:formula="of:=[.O296]/[.O324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21]/[.B12]" office:value-type="percentage" office:value="1.03023012384989">
            <text:p>103.02%</text:p>
          </table:table-cell>
          <table:table-cell table:style-name="ce4" table:formula="of:=[.L321]/[.C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97]/[.O32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4" table:formula="of:=SUM([.O296:.O297])" office:value-type="float" office:value="594">
            <text:p>594.0000</text:p>
          </table:table-cell>
          <table:table-cell table:style-name="ce25" table:formula="of:=[.O298]/[.O326]" office:value-type="percentage" office:value="1.00507614213198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5" table:formula="of:=[.O299]/[.O327]" office:value-type="percentage" office:value="0.987068965517241">
            <text:p>98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5" table:formula="of:=[.O300]/[.O32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301]/[.O32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5" table:formula="of:=[.O302]/[.O330]" office:value-type="percentage" office:value="1.03513958398882">
            <text:p>103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5" table:formula="of:=[.O303]/[.O331]" office:value-type="percentage" office:value="0.871978725600958">
            <text:p>87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304]/[.O33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305]/[.O333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306]/[.O33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5" table:formula="of:=[.O307]/[.O335]" office:value-type="percentage" office:value="0.998326637687512">
            <text:p>99.8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5" table:formula="of:=[.O308]/[.O336]" office:value-type="percentage" office:value="0.997544565413818">
            <text:p>99.7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5" table:formula="of:=[.O309]/[.O337]" office:value-type="percentage" office:value="1.02581828610052">
            <text:p>102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310]/[.O33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311]/[.O33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312]/[.O34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13]/[.O34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14]/[.O34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315]/[.O34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316]/[.O34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317]/[.O345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5" table:formula="of:=[.O318]/[.O346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5" table:formula="of:=[.O319]/[.O347]" office:value-type="percentage" office:value="2">
            <text:p>2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96:.K320])" office:value-type="float" office:value="553.92074">
            <text:p>553.92</text:p>
          </table:table-cell>
          <table:table-cell table:style-name="ce16" table:formula="of:=SUM([.L296:.L320])" office:value-type="float" office:value="2722.31264">
            <text:p>2,722.31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324]/[.O352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49]/[.B12]" office:value-type="percentage" office:value="1.0352705856971">
            <text:p>103.53%</text:p>
          </table:table-cell>
          <table:table-cell table:style-name="ce4" table:formula="of:=[.L349]/[.C12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325]/[.O35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4" table:formula="of:=SUM([.O324:.O325])" office:value-type="float" office:value="591">
            <text:p>591.0000</text:p>
          </table:table-cell>
          <table:table-cell table:style-name="ce25" table:formula="of:=[.O326]/[.O35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327]/[.O35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328]/[.O35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329]/[.O35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5" table:formula="of:=[.O330]/[.O358]" office:value-type="percentage" office:value="0.981889537090314">
            <text:p>98.1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5" table:formula="of:=[.O331]/[.O359]" office:value-type="percentage" office:value="1.01617292848923">
            <text:p>101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332]/[.O36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333]/[.O36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334]/[.O36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335]/[.O36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5" table:formula="of:=[.O336]/[.O364]" office:value-type="percentage" office:value="0.989941909671122">
            <text:p>98.9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5" table:formula="of:=[.O337]/[.O365]" office:value-type="percentage" office:value="0.994562153760856">
            <text:p>99.4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338]/[.O36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339]/[.O36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340]/[.O36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41]/[.O36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42]/[.O37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343]/[.O37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344]/[.O37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45]/[.O37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346]/[.O37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47]/[.O375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24:.K348])" office:value-type="float" office:value="556.63083">
            <text:p>556.63</text:p>
          </table:table-cell>
          <table:table-cell table:style-name="ce16" table:formula="of:=SUM([.L324:.L348])" office:value-type="float" office:value="2743.53396">
            <text:p>2,743.5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352]/[.O381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77]/[.B12]" office:value-type="percentage" office:value="1.03492514883748">
            <text:p>103.49%</text:p>
          </table:table-cell>
          <table:table-cell table:style-name="ce4" table:formula="of:=[.L377]/[.C12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353]/[.O38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4" table:formula="of:=SUM([.O352:.O353])" office:value-type="float" office:value="591">
            <text:p>591.0000</text:p>
          </table:table-cell>
          <table:table-cell table:style-name="ce25" table:formula="of:=[.O354]/[.O383]" office:value-type="percentage" office:value="0.991610738255034">
            <text:p>99.1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355]/[.O38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356]/[.O38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5" table:formula="of:=[.O358]/[.O387]" office:value-type="percentage" office:value="1.0170364">
            <text:p>101.7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5" table:formula="of:=[.O359]/[.O388]" office:value-type="percentage" office:value="0.998204832155311">
            <text:p>99.8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360]/[.O389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361]/[.O390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362]/[.O391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363]/[.O392]" office:value-type="percentage" office:value="1.00144587269551">
            <text:p>100.1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5" table:formula="of:=[.O364]/[.O393]" office:value-type="percentage" office:value="1.07649508894454">
            <text:p>107.6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5" table:formula="of:=[.O365]/[.O394]" office:value-type="percentage" office:value="1.04301837553003">
            <text:p>104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367]/[.O39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69]/[.O39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70]/[.O39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372]/[.O40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73]/[.O40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374]/[.O40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75]/[.O404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52:.K376])" office:value-type="float" office:value="556.4451">
            <text:p>556.45</text:p>
          </table:table-cell>
          <table:table-cell table:style-name="ce16" table:formula="of:=SUM([.L352:.L376])" office:value-type="float" office:value="2740.2956">
            <text:p>2,740.30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5" table:formula="of:=[.O381]/[.O409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406]/[.B12]" office:value-type="percentage" office:value="1.04104830685164">
            <text:p>104.10%</text:p>
          </table:table-cell>
          <table:table-cell table:style-name="ce4" table:formula="of:=[.L406]/[.C12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382]/[.O41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4" table:formula="of:=SUM([.O381:.O382])" office:value-type="float" office:value="596">
            <text:p>596.0000</text:p>
          </table:table-cell>
          <table:table-cell table:style-name="ce25" table:formula="of:=[.O383]/[.O411]" office:value-type="percentage" office:value="1.00846023688663">
            <text:p>100.8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384]/[.O41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385]/[.O41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5" table:formula="of:=[.O387]/[.O41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5" table:formula="of:=[.O388]/[.O416]" office:value-type="percentage" office:value="1.01681835238745">
            <text:p>101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5" table:formula="of:=[.O389]/[.O41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5" table:formula="of:=[.O390]/[.O41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5" table:formula="of:=[.O391]/[.O41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5" table:formula="of:=[.O392]/[.O420]" office:value-type="percentage" office:value="0.999565277711578">
            <text:p>99.9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5" table:formula="of:=[.O393]/[.O421]" office:value-type="percentage" office:value="0.990283885298991">
            <text:p>99.0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5" table:formula="of:=[.O394]/[.O422]" office:value-type="percentage" office:value="0.995705629765138">
            <text:p>99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396]/[.O42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98]/[.O42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99]/[.O42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401]/[.O42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402]/[.O43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403]/[.O43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404]/[.O432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81:.K405])" office:value-type="float" office:value="559.73732">
            <text:p>559.74</text:p>
          </table:table-cell>
          <table:table-cell table:style-name="ce16" table:formula="of:=SUM([.L381:.L405])" office:value-type="float" office:value="2770.6276">
            <text:p>2,770.6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6"/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434]/[.B12]" office:value-type="percentage" office:value="1.03278751476286">
            <text:p>103.28%</text:p>
          </table:table-cell>
          <table:table-cell table:style-name="ce4" table:formula="of:=[.L434]/[.C12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4" table:formula="of:=SUM([.O409:.O410])" office:value-type="float" office:value="591">
            <text:p>59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09:.K433])" office:value-type="float" office:value="555.2957647">
            <text:p>555.30</text:p>
          </table:table-cell>
          <table:table-cell table:style-name="ce16" table:formula="of:=SUM([.L409:.L433])" office:value-type="float" office:value="2772.5424799">
            <text:p>2,772.5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 table:number-rows-repeated="1048140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9.7198751">
            <text:p>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9.1538254">
            <text:p>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8.700537">
            <text:p>8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8.5254872">
            <text:p>8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7.8080557">
            <text:p>7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7.7413099">
            <text:p>7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7.0997165">
            <text:p>7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6.7052356">
            <text:p>6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6.097245">
            <text:p>6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4716495">
            <text:p>5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.0427224">
            <text:p>4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2.0532717">
            <text:p>2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No</text:p>
          </table:table-cell>
          <table:table-cell office:value-type="float" office:value="1.0445476">
            <text:p>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.2579574">
            <text:p>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.1522855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0365">
            <text:p>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87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69">
            <text:p>208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6362">
            <text:p>1093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913">
            <text:p>289.9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4782">
            <text:p>86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7068">
            <text:p>706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099">
            <text:p>28.8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26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341">
            <text:p>2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0709">
            <text:p>1093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3529">
            <text:p>86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08">
            <text:p>289.9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4332">
            <text:p>706.0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518">
            <text:p>28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4698">
            <text:p>71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9.17187">
            <text:p>209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1.62745">
            <text:p>1101.6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7.64803">
            <text:p>87.6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1.62067">
            <text:p>29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1.35187">
            <text:p>711.3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2.902038">
            <text:p>32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402531">
            <text:p>8.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8.196442">
            <text:p>8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7.928697">
            <text:p>7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7.282315">
            <text:p>7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7.040219">
            <text:p>7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4.640923">
            <text:p>4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4.491932">
            <text:p>4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.060185">
            <text:p>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.506214">
            <text:p>1.5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34.7582">
            <text:p>1134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46.9636">
            <text:p>1046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96.3566">
            <text:p>296.3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nzv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9.702577">
            <text:p>19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8.612763">
            <text:p>8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014997">
            <text:p>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392274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325258">
            <text:p>5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4.906404">
            <text:p>4.9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nzv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3.501808">
            <text:p>53.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9.551481">
            <text:p>9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48.5813">
            <text:p>1148.5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50.2816">
            <text:p>1050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302.9145">
            <text:p>302.9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RFE.X.zv.pca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7</text:p>
          </table:table-cell>
          <table:table-cell office:value-type="float" office:value="100">
            <text:p>100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10</text:p>
          </table:table-cell>
          <table:table-cell office:value-type="float" office:value="50.5685756">
            <text:p>50.57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5</text:p>
          </table:table-cell>
          <table:table-cell office:value-type="float" office:value="49.8376492">
            <text:p>49.84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92</text:p>
          </table:table-cell>
          <table:table-cell office:value-type="float" office:value="43.7560091">
            <text:p>43.76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12</text:p>
          </table:table-cell>
          <table:table-cell office:value-type="float" office:value="43.7290631">
            <text:p>43.73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3</text:p>
          </table:table-cell>
          <table:table-cell office:value-type="float" office:value="41.9809181">
            <text:p>41.98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15</text:p>
          </table:table-cell>
          <table:table-cell office:value-type="float" office:value="41.7791632">
            <text:p>41.78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97</text:p>
          </table:table-cell>
          <table:table-cell office:value-type="float" office:value="29.8435851">
            <text:p>29.84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31</text:p>
          </table:table-cell>
          <table:table-cell office:value-type="float" office:value="24.4858038">
            <text:p>24.49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77</text:p>
          </table:table-cell>
          <table:table-cell office:value-type="float" office:value="22.6058956">
            <text:p>22.61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113</text:p>
          </table:table-cell>
          <table:table-cell office:value-type="float" office:value="21.7031007">
            <text:p>21.7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4</text:p>
          </table:table-cell>
          <table:table-cell office:value-type="float" office:value="20.2437893">
            <text:p>20.24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88</text:p>
          </table:table-cell>
          <table:table-cell office:value-type="float" office:value="20.2241471">
            <text:p>20.22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56</text:p>
          </table:table-cell>
          <table:table-cell office:value-type="float" office:value="20.2158202">
            <text:p>20.22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38</text:p>
          </table:table-cell>
          <table:table-cell office:value-type="float" office:value="19.8200242">
            <text:p>19.82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23</text:p>
          </table:table-cell>
          <table:table-cell office:value-type="float" office:value="19.7235979">
            <text:p>19.72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14</text:p>
          </table:table-cell>
          <table:table-cell office:value-type="float" office:value="17.6735434">
            <text:p>17.67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42</text:p>
          </table:table-cell>
          <table:table-cell office:value-type="float" office:value="17.3445901">
            <text:p>17.34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86</text:p>
          </table:table-cell>
          <table:table-cell office:value-type="float" office:value="17.2175203">
            <text:p>17.22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6</text:p>
          </table:table-cell>
          <table:table-cell office:value-type="float" office:value="14.822413">
            <text:p>14.82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16</text:p>
          </table:table-cell>
          <table:table-cell office:value-type="float" office:value="14.1567136">
            <text:p>14.16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120</text:p>
          </table:table-cell>
          <table:table-cell office:value-type="float" office:value="12.5092251">
            <text:p>12.51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27</text:p>
          </table:table-cell>
          <table:table-cell office:value-type="float" office:value="12.005828">
            <text:p>12.01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9</text:p>
          </table:table-cell>
          <table:table-cell office:value-type="float" office:value="11.3902546">
            <text:p>11.39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66</text:p>
          </table:table-cell>
          <table:table-cell office:value-type="float" office:value="11.0304029">
            <text:p>11.03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28</text:p>
          </table:table-cell>
          <table:table-cell office:value-type="float" office:value="10.3260467">
            <text:p>10.33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2</text:p>
          </table:table-cell>
          <table:table-cell office:value-type="float" office:value="10.3218729">
            <text:p>10.32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128</text:p>
          </table:table-cell>
          <table:table-cell office:value-type="float" office:value="6.1221525">
            <text:p>6.12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100</text:p>
          </table:table-cell>
          <table:table-cell office:value-type="float" office:value="3.4824249">
            <text:p>3.48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142</text:p>
          </table:table-cell>
          <table:table-cell office:value-type="float" office:value="1.4825128">
            <text:p>1.48</text:p>
          </table:table-cell>
          <table:table-cell/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19</text:p>
          </table:table-cell>
          <table:table-cell office:value-type="float" office:value="0.5460154">
            <text:p>0.55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8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26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57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68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30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25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124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52</text:p>
          </table:table-cell>
          <table:table-cell office:value-type="float" office:value="0">
            <text:p>0</text:p>
          </table:table-cell>
          <table:table-cell table:number-columns-repeated="2"/>
          <table:table-cell/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PC114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40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22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138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126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45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101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PC11</text:p>
          </table:table-cell>
          <table:table-cell office:value-type="float" office:value="0">
            <text:p>0</text:p>
          </table:table-cell>
          <table:table-cell/>
          <table:table-cell/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38.9447">
            <text:p>1138.9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36.9025">
            <text:p>1036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335.1653">
            <text:p>335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420:stage.C46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6/04/2016</text:date>, <text:time>18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6-04T18:03:54</dc:date>
    <dc:creator>Balaji Iyengar</dc:creator>
    <meta:editing-duration>PT1803H23M04S</meta:editing-duration>
    <meta:editing-cycles>659</meta:editing-cycles>
    <meta:document-statistic meta:table-count="3" meta:cell-count="4016" meta:object-count="0"/>
    <meta:user-defined meta:name=""/>
  </office:meta>
</office:document-meta>
</file>